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7mm"/>
    </style:style>
    <style:style style:name="co2" style:family="table-column">
      <style:table-column-properties fo:break-before="auto" style:column-width="107.72mm"/>
    </style:style>
    <style:style style:name="co3" style:family="table-column">
      <style:table-column-properties fo:break-before="auto" style:column-width="219.37mm"/>
    </style:style>
    <style:style style:name="co4" style:family="table-column">
      <style:table-column-properties fo:break-before="auto" style:column-width="149.77mm"/>
    </style:style>
    <style:style style:name="co5" style:family="table-column">
      <style:table-column-properties fo:break-before="auto" style:column-width="36.6mm"/>
    </style:style>
    <style:style style:name="ro1" style:family="table-row">
      <style:table-row-properties style:row-height="11.75mm" fo:break-before="auto" style:use-optimal-row-height="false"/>
    </style:style>
    <style:style style:name="ro2" style:family="table-row">
      <style:table-row-properties style:row-height="9.98mm" fo:break-before="auto" style:use-optimal-row-height="false"/>
    </style:style>
    <style:style style:name="ro3" style:family="table-row">
      <style:table-row-properties style:row-height="29.1mm" fo:break-before="auto" style:use-optimal-row-height="false"/>
    </style:style>
    <style:style style:name="ro4" style:family="table-row">
      <style:table-row-properties style:row-height="44.1mm" fo:break-before="auto" style:use-optimal-row-height="false"/>
    </style:style>
    <style:style style:name="ro5" style:family="table-row">
      <style:table-row-properties style:row-height="15.28mm" fo:break-before="auto" style:use-optimal-row-height="false"/>
    </style:style>
    <style:style style:name="ro6" style:family="table-row">
      <style:table-row-properties style:row-height="25.28mm" fo:break-before="auto" style:use-optimal-row-height="false"/>
    </style:style>
    <style:style style:name="ro7" style:family="table-row">
      <style:table-row-properties style:row-height="34.4mm" fo:break-before="auto" style:use-optimal-row-height="false"/>
    </style:style>
    <style:style style:name="ro8" style:family="table-row">
      <style:table-row-properties style:row-height="20.57mm" fo:break-before="auto" style:use-optimal-row-height="false"/>
    </style:style>
    <style:style style:name="ro9" style:family="table-row">
      <style:table-row-properties style:row-height="16.16mm" fo:break-before="auto" style:use-optimal-row-height="false"/>
    </style:style>
    <style:style style:name="ro10" style:family="table-row">
      <style:table-row-properties style:row-height="28.22mm" fo:break-before="auto" style:use-optimal-row-height="false"/>
    </style:style>
    <style:style style:name="ro11" style:family="table-row">
      <style:table-row-properties style:row-height="9.47mm" fo:break-before="auto" style:use-optimal-row-height="true"/>
    </style:style>
    <style:style style:name="ro12" style:family="table-row">
      <style:table-row-properties style:row-height="4.52mm" fo:break-before="auto" style:use-optimal-row-height="true"/>
    </style:style>
    <style:style style:name="ro1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center" fo:margin-left="0mm"/>
      <style:text-properties fo:font-size="12pt" style:font-size-asian="12pt" style:font-size-complex="12pt"/>
    </style:style>
    <style:style style:name="ce4" style:family="table-cell" style:parent-style-name="Default">
      <style:table-cell-properties fo:wrap-option="wrap" fo:border="none" style:vertical-align="top"/>
      <style:text-properties fo:font-size="12pt" style:font-size-asian="12pt" style:font-size-complex="12pt"/>
    </style:style>
    <style:style style:name="ce5" style:family="table-cell" style:parent-style-name="Default">
      <style:table-cell-properties fo:wrap-option="wrap" fo:border="0.06pt solid #000000" style:vertical-align="top"/>
      <style:text-properties fo:font-size="12pt" style:font-size-asian="12pt" style:font-size-complex="12pt"/>
    </style:style>
    <style:style style:name="ce6"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wrap-option="wrap" style:vertical-align="middle"/>
      <style:text-properties fo:font-size="14pt" fo:font-weight="bold" style:font-size-asian="14pt" style:font-weight-asian="bold" style:font-size-complex="14pt"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fo:wrap-option="wrap" style:vertical-align="top"/>
      <style:text-properties fo:font-size="12pt" style:font-size-asian="12pt" style:font-size-complex="12pt"/>
    </style:style>
    <style:style style:name="T1"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Roboto Condensed" style:font-name-complex="Arial"/>
    </style:style>
    <style:style style:name="T3" style:family="text">
      <style:text-properties style:font-size-asian="12pt" style:font-name-complex="Arial" style:font-name="Roboto Condensed" fo:color="#000000" style:text-overline-style="none" style:text-overline-color="font-color" style:font-relief="none" style:text-emphasize="none" style:font-style-complex="normal" style:font-style-asian="normal" style:font-weight-complex="normal" style:font-weight-asian="normal" style:font-size-complex="12pt" fo:font-size="12pt"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style:style>
    <style:style style:name="T4"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Roboto Condensed"/>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9"/>
        <table:table-row table:style-name="ro1">
          <table:table-cell table:style-name="ce1" office:value-type="string" calcext:value-type="string" table:number-columns-spanned="4" table:number-rows-spanned="1">
            <text:p>10 recommandations</text:p>
          </table:table-cell>
          <table:covered-table-cell table:style-name="ce1"/>
          <table:covered-table-cell table:number-columns-repeated="2" table:style-name="ce6"/>
          <table:table-cell table:style-name="ce7" table:number-columns-repeated="1020"/>
        </table:table-row>
        <table:table-row table:style-name="ro2">
          <table:table-cell table:style-name="ce2" office:value-type="string" calcext:value-type="string">
            <text:p>#</text:p>
          </table:table-cell>
          <table:table-cell table:style-name="ce2" office:value-type="string" calcext:value-type="string">
            <text:p>Recommandation</text:p>
          </table:table-cell>
          <table:table-cell table:style-name="ce2" office:value-type="string" calcext:value-type="string">
            <text:p>Justifications et sources</text:p>
          </table:table-cell>
          <table:table-cell table:style-name="ce2" office:value-type="string" calcext:value-type="string">
            <text:p>Solutions</text:p>
          </table:table-cell>
          <table:table-cell table:style-name="ce8" table:number-columns-repeated="1020"/>
        </table:table-row>
        <table:table-row table:style-name="ro3">
          <table:table-cell table:style-name="ce3" office:value-type="float" office:value="1" calcext:value-type="float">
            <text:p>1</text:p>
          </table:table-cell>
          <table:table-cell table:style-name="ce5" office:value-type="string" calcext:value-type="string">
            <text:p>Avoir un titre et une description de page cohérents</text:p>
          </table:table-cell>
          <table:table-cell table:style-name="ce5" office:value-type="string" calcext:value-type="string">
            <text:p>Une balise &lt;title&gt; indique aux internautes et aux moteurs de recherche le sujet d'une page en particulier. Il est conseillé de créer un titre unique pour chaque page du site. La balise Meta "description" d'une page fournit aux moteurs de recherche un récapitulatif de la page. Le titre d'une page consiste en quelques mots ou une expression, alors que la balise Meta "description" peut contenir une ou deux phrases, voire un court paragraphe.</text:p>
            <text:p><text:a xlink:href="https://support.google.com/webmasters/answer/7451184?hl=fr#goodtitlesandsnippets" xlink:type="simple">https://support.google.com/webmasters/answer/7451184?hl=fr#goodtitlesandsnippets</text:a></text:p>
          </table:table-cell>
          <table:table-cell table:style-name="ce5" office:value-type="string" calcext:value-type="string">
            <text:p>- Choisir un titre lisible et évocateur du contenu de la page.</text:p>
            <text:p>- Choisir une description qui résume avec précision le contenu de la page</text:p>
            <text:p>- Uniques pour chaque page</text:p>
          </table:table-cell>
          <table:table-cell table:number-columns-repeated="1020"/>
        </table:table-row>
        <table:table-row table:style-name="ro4">
          <table:table-cell table:style-name="ce3" office:value-type="float" office:value="2" calcext:value-type="float">
            <text:p>2</text:p>
          </table:table-cell>
          <table:table-cell table:style-name="ce5" office:value-type="string" calcext:value-type="string">
            <text:p>Optimiser les balises meta</text:p>
          </table:table-cell>
          <table:table-cell table:style-name="ce5" office:value-type="string" calcext:value-type="string">
            <text:p>La balise meta pour les robots permet d’indiquer aux moteurs de recherches la manière dont chaque page doit être indexée, et si les liens doivent être suivis ou pas.</text:p>
            <text:p><text:a xlink:href="https://developers.google.com/search/reference/robots_meta_tag?hl=fr" xlink:type="simple">https://developers.google.com/search/reference/robots_meta_tag?hl=fr</text:a></text:p>
            <text:p><text:span text:style-name="T1">Les balises meta Open Graph </text:span><text:span text:style-name="T2">permettent de donner des informations aux réseaux sociaux lorsqu’ils génèrent le lien vers le site. Ce qui peut augmenter le trafic en provenance de ces derniers, et dont améliorer indirectement le SEO</text:span></text:p>
            <text:p><text:span text:style-name="T3"><text:a xlink:href="https://developers.facebook.com/docs/sharing/webmasters?locale=fr_FR" xlink:type="simple">https://developers.facebook.com/docs/sharing/webmasters?locale=fr_FR</text:a></text:span></text:p>
            <text:p><text:span text:style-name="T2">La balise meta keyword est aujourd’hui inutile</text:span></text:p>
            <text:p><text:span text:style-name="T3"><text:a xlink:href="https://youtu.be/jK7IPbnmvVU" xlink:type="simple">https://youtu.be/jK7IPbnmvVU</text:a></text:span></text:p>
          </table:table-cell>
          <table:table-cell table:style-name="ce5" office:value-type="string" calcext:value-type="string">
            <text:p>- Ajouter une balise meta Robots</text:p>
            <text:p>- Ajouter des balises meta Open Graph et Twitter Card</text:p>
            <text:p>- Supprimer la balise meta keywords</text:p>
          </table:table-cell>
          <table:table-cell table:number-columns-repeated="1020"/>
        </table:table-row>
        <table:table-row table:style-name="ro5">
          <table:table-cell table:style-name="ce3" office:value-type="float" office:value="3" calcext:value-type="float">
            <text:p>3</text:p>
          </table:table-cell>
          <table:table-cell table:style-name="ce5" office:value-type="string" calcext:value-type="string">
            <text:p>Définir une langue par défaut pour le site</text:p>
          </table:table-cell>
          <table:table-cell table:style-name="ce5" office:value-type="string" calcext:value-type="string">
            <text:p><text:span text:style-name="T4">Une mauvaise utilisation de cet attribut empêche les moteurs de recherche de cibler spécifiquement le public français</text:span></text:p>
            <text:p><text:a xlink:href="https://www.w3.org/International/questions/qa-html-language-declarations.fr" xlink:type="simple">https://www.w3.org/International/questions/qa-html-language-declarations.fr</text:a></text:p>
          </table:table-cell>
          <table:table-cell table:style-name="ce5" office:value-type="string" calcext:value-type="string">
            <text:p>- Ajouter l'attribut lang sur la balise html</text:p>
          </table:table-cell>
          <table:table-cell table:number-columns-repeated="1020"/>
        </table:table-row>
        <table:table-row table:style-name="ro6">
          <table:table-cell table:style-name="ce3" office:value-type="float" office:value="4" calcext:value-type="float">
            <text:p>4</text:p>
          </table:table-cell>
          <table:table-cell table:style-name="ce5" office:value-type="string" calcext:value-type="string">
            <text:p>Structurer le html</text:p>
          </table:table-cell>
          <table:table-cell table:style-name="ce5" office:value-type="string" calcext:value-type="string">
            <text:p>Le code HTML devrait être structuré sous forme de « blocs » dee type header, footer, section, etc.</text:p>
            <text:p>D’autre part, les titres doivent être correctement hiérarchisés</text:p>
            <text:p><text:a xlink:href="https://developer.mozilla.org/fr/docs/Apprendre/a11y/HTML" xlink:type="simple">https://developer.mozilla.org/fr/docs/Apprendre/a11y/HTML</text:a></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Réécrire les titre h2 lorsque c'est nécessaire</text:p>
            <text:p>- Remplacer certaines div génériques avec une balise sémantique appropriée (header, footer, etc.)</text:p>
          </table:table-cell>
          <table:table-cell table:number-columns-repeated="1020"/>
        </table:table-row>
        <table:table-row table:style-name="ro7">
          <table:table-cell table:style-name="ce3" office:value-type="float" office:value="5" calcext:value-type="float">
            <text:p>5</text:p>
          </table:table-cell>
          <table:table-cell table:style-name="ce5" office:value-type="string" calcext:value-type="string">
            <text:p>S’assurer que le texte soit lisible pour tous, y compris aux non-voyants via une liseuse</text:p>
          </table:table-cell>
          <table:table-cell table:style-name="ce5" office:value-type="string" calcext:value-type="string">
            <text:p>Assurer l’accessibilité pour tous est essentiel. Plusieurs règles doivent être respectées au niveau par exemple, des couleurs, du focus, etc.</text:p>
            <text:p><text:a xlink:href="https://developer.mozilla.org/fr/docs/Accessibilité/Checklist_accessibilite_mobile" xlink:type="simple">https://developer.mozilla.org/fr/docs/Accessibilit%C3%A9/Checklist_accessibilite_mobile</text:a></text:p>
            <text:p>Il est possible de localiser très facilement et rapidement ces problèmes d’accessibilité en installant un plugin spécifique sur son navigateur. Wave par exemple.</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Modifier certaines couleurs pour avoir un contraste suffisant sur tout le site</text:p>
            <text:p>- Augmenter la taille de certains textes trop petits</text:p>
            <text:p><text:span text:style-name="T1">- Utiliser des attributs aria lorsque nécessaire</text:span></text:p>
            <text:p><text:span text:style-name="T1">- Lier les labels avec les inputs du formulaire de contact</text:span></text:p>
          </table:table-cell>
          <table:table-cell table:number-columns-repeated="1020"/>
        </table:table-row>
        <table:table-row table:style-name="ro8">
          <table:table-cell table:style-name="ce3" office:value-type="float" office:value="6" calcext:value-type="float">
            <text:p>6</text:p>
          </table:table-cell>
          <table:table-cell table:style-name="ce5" office:value-type="string" calcext:value-type="string">
            <text:p>Bannir les techniques de référencement pouvant être assimilé à du Black Hat</text:p>
          </table:table-cell>
          <table:table-cell table:style-name="ce5" office:value-type="string" calcext:value-type="string">
            <text:p>Toutes les techniques de référencement pouvant être associées à des techniques « Black Hat » doivent absolument être évitées, car elles sont facilement repérées par Google et très sévèrement pénalisées</text:p>
            <text:p><text:a xlink:href="https://support.google.com/webmasters/topic/6001971?hl=fr&amp;ref_topic=9456575" xlink:type="simple">https://support.google.com/webmasters/topic/6001971?hl=fr&amp;ref_topic=9456575</text:a></text:p>
          </table:table-cell>
          <table:table-cell table:style-name="ce5" office:value-type="string" calcext:value-type="string">
            <text:p>- Donner un titre alternatif cohérent aux images</text:p>
            <text:p>- Supprimer les contenus dissimulés</text:p>
            <text:p>- Supprimer les liens partenaires de mauvaise qualité</text:p>
          </table:table-cell>
          <table:table-cell table:number-columns-repeated="1020"/>
        </table:table-row>
        <table:table-row table:style-name="ro9">
          <table:table-cell table:style-name="ce3" office:value-type="float" office:value="7" calcext:value-type="float">
            <text:p>7</text:p>
          </table:table-cell>
          <table:table-cell table:style-name="ce5" office:value-type="string" calcext:value-type="string">
            <text:p>Optimiser la taille des images (en particulier en version mobile)</text:p>
          </table:table-cell>
          <table:table-cell table:style-name="ce5" office:value-type="string" calcext:value-type="string">
            <text:p><text:span text:style-name="T4">Images dans un mauvais format (bmp) ou d’une trop grande définition, implique un temps de chargement plus important.</text:span></text:p>
            <text:p><text:span text:style-name="T5"><text:a xlink:href="https://support.google.com/webmasters/answer/114016?hl=fr" xlink:type="simple">https://support.google.com/webmasters/answer/114016?hl=fr</text:a></text:span></text:p>
          </table:table-cell>
          <table:table-cell table:style-name="ce5" office:value-type="string" calcext:value-type="string">
            <text:p>- Réduire la taille des images à son minimum nécessaire</text:p>
            <text:p>- Utiliser les formats d’image compressé (jpg ou webp)</text:p>
          </table:table-cell>
          <table:table-cell table:number-columns-repeated="1020"/>
        </table:table-row>
        <table:table-row table:style-name="ro10">
          <table:table-cell table:style-name="ce3" office:value-type="float" office:value="8" calcext:value-type="float">
            <text:p>8</text:p>
          </table:table-cell>
          <table:table-cell table:style-name="ce5" office:value-type="string" calcext:value-type="string">
            <text:p>Accélérer le chargement des ressources</text:p>
          </table:table-cell>
          <table:table-cell table:style-name="ce5" office:value-type="string" calcext:value-type="string">
            <text:p>La vitesse de chargement a un fort impact sur le SEO, donc il faut tenter de minimiser ce temps de chargement. Uns solution est de minifier les ressources CSS et JS, c’est à dire enlever tous les commentaires et espaces superflux.</text:p>
            <text:p><text:a xlink:href="https://www.seo.fr/informations/vitesse" xlink:type="simple">https://www.seo.fr/informations/vitesse</text:a></text:p>
            <text:p><text:a xlink:href="https://yoast.com/video/ask-yoast-why-how-minify-js-and-css/" xlink:type="simple">https://yoast.com/video/ask-yoast-why-how-minify-js-and-css/</text:a></text:p>
          </table:table-cell>
          <table:table-cell table:style-name="ce5" office:value-type="string" calcext:value-type="string">
            <text:p>- Minifier les fichiers CSS et JS</text:p>
            <text:p>- JS chargé de manière asynchrone</text:p>
          </table:table-cell>
          <table:table-cell table:number-columns-repeated="1020"/>
        </table:table-row>
        <table:table-row table:style-name="ro6">
          <table:table-cell table:style-name="ce3" office:value-type="float" office:value="9" calcext:value-type="float">
            <text:p>9</text:p>
          </table:table-cell>
          <table:table-cell table:style-name="ce5" office:value-type="string" calcext:value-type="string">
            <text:p>S’assurer que les URL soient intelligibles</text:p>
          </table:table-cell>
          <table:table-cell table:style-name="ce5" office:value-type="string" calcext:value-type="string">
            <text:p>Des URL intelligibles permet aux utilisateurs et aux moteurs de recherche de comprendre facilement le rôle de la page</text:p>
            <text:p><text:a xlink:href="https://moz.com/learn/seo/url" xlink:type="simple">https://moz.com/learn/seo/url</text:a></text:p>
            <text:p><text:a xlink:href="https://support.google.com/webmasters/answer/76329?hl=fr&amp;ref_topic=9460495" xlink:type="simple">https://support.google.com/webmasters/answer/76329?hl=fr&amp;ref_topic=9460495</text:a></text:p>
          </table:table-cell>
          <table:table-cell table:style-name="ce5" office:value-type="string" calcext:value-type="string">
            <text:p>- Renommer la page de contact en "contact.html"</text:p>
            <text:p>- Modifier tous les liens en conséquence</text:p>
          </table:table-cell>
          <table:table-cell table:number-columns-repeated="1020"/>
        </table:table-row>
        <table:table-row table:style-name="ro11">
          <table:table-cell table:style-name="ce3" office:value-type="float" office:value="10" calcext:value-type="float">
            <text:p>10</text:p>
          </table:table-cell>
          <table:table-cell table:style-name="ce5" office:value-type="string" calcext:value-type="string">
            <text:p>Éliminer les bugs d’affichage</text:p>
          </table:table-cell>
          <table:table-cell table:style-name="ce5" office:value-type="string" calcext:value-type="string">
            <text:p>Un site web est plus attractif s’il n’a pas de bug d’affichage</text:p>
          </table:table-cell>
          <table:table-cell table:style-name="ce5" office:value-type="string" calcext:value-type="string">
            <text:p>- Corriger le bug du menu de navigation de la page de contact</text:p>
            <text:p>- Corriger le bug les liens des réseaux sociaux de la page de contact</text:p>
          </table:table-cell>
          <table:table-cell table:number-columns-repeated="1020"/>
        </table:table-row>
        <table:table-row table:style-name="ro12">
          <table:table-cell table:style-name="Default" table:number-columns-repeated="1024"/>
        </table:table-row>
        <table:table-row table:style-name="ro13" table:number-rows-repeated="1048562">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0">00/00/0000</text:date>, <text:time style:data-style-name="N2" text:time-value="14:57:46.5296505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0T10:43:24.671919056</meta:creation-date>
    <meta:generator>LibreOffice/6.0.7.3$Linux_X86_64 LibreOffice_project/00m0$Build-3</meta:generator>
    <dc:date>2020-06-20T16:11:24.447461528</dc:date>
    <meta:editing-duration>PT12M50S</meta:editing-duration>
    <meta:editing-cycles>2</meta:editing-cycles>
    <meta:document-statistic meta:table-count="1" meta:cell-count="45" meta:object-count="0"/>
  </office:meta>
</office:document-meta>
</file>